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32.97mm"/>
    </style:style>
    <style:style style:name="co5" style:family="table-column">
      <style:table-column-properties fo:break-before="auto" style:column-width="39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Standard_5f_Tabelle1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Standard_5f_Tabelle1" style:data-style-name="N1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chuljahr</text:p>
          </table:table-cell>
          <table:table-cell table:style-name="ce1" office:value-type="string" calcext:value-type="string">
            <text:p>SchuljahrName</text:p>
          </table:table-cell>
          <table:table-cell table:style-name="ce1" office:value-type="string" calcext:value-type="string">
            <text:p>Schulklass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strittsdatum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adtteil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geburtso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ufname</text:p>
          </table:table-cell>
          <table:table-cell table:style-name="ce1" office:value-type="string" calcext:value-type="string">
            <text:p>vornamen</text:p>
          </table:table-cell>
          <table:table-cell table:style-name="ce1" office:value-type="string" calcext:value-type="string">
            <text:p>eintrittsdatum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Schulaustrit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1" calcext:value-type="float">
            <text:p>2007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1-01" calcext:value-type="date">
            <text:p>01-Jan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Anton David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2" calcext:value-type="float">
            <text:p>200702</text:p>
          </table:table-cell>
          <table:table-cell table:style-name="ce5"/>
          <table:table-cell office:value-type="string" calcext:value-type="string">
            <text:p>31275</text:p>
          </table:table-cell>
          <table:table-cell table:style-name="ce3" office:value-type="string" calcext:value-type="string">
            <text:p>Lehrt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2000-10-03" calcext:value-type="date">
            <text:p>03-Okt-00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Dornbusch</text:p>
          </table:table-cell>
          <table:table-cell table:number-columns-repeated="2" office:value-type="string" calcext:value-type="string">
            <text:p>Cecilia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3" calcext:value-type="float">
            <text:p>2007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2-24" calcext:value-type="date">
            <text:p>24-Dez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rünberg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udwig Albert vo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4" calcext:value-type="float">
            <text:p>2007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6-06" calcext:value-type="date">
            <text:p>06-Jun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stlich</text:p>
          </table:table-cell>
          <table:table-cell table:number-columns-repeated="2" office:value-type="string" calcext:value-type="string">
            <text:p>Kevi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5" calcext:value-type="float">
            <text:p>2007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2-27" calcext:value-type="date">
            <text:p>27-Feb-0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ammfel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Bernd Alexander zu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6" calcext:value-type="float">
            <text:p>200706</text:p>
          </table:table-cell>
          <table:table-cell table:style-name="ce5"/>
          <table:table-cell office:value-type="string" calcext:value-type="string">
            <text:p>30853</text:p>
          </table:table-cell>
          <table:table-cell table:style-name="ce3" office:value-type="string" calcext:value-type="string">
            <text:p>Langenhag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2000-12-07" calcext:value-type="date">
            <text:p>07-Dez-00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uzie</text:p>
          </table:table-cell>
          <table:table-cell table:style-name="ce5" office:value-type="date" office:date-value="2015-09-10" calcext:value-type="date">
            <text:p>10-Sep-15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952" calcext:value-type="float">
            <text:p>2009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3-02" calcext:value-type="date">
            <text:p>02-Mrz-01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Schwips</text:p>
          </table:table-cell>
          <table:table-cell table:number-columns-repeated="2" office:value-type="string" calcext:value-type="string">
            <text:p>Stefa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1051" calcext:value-type="float">
            <text:p>2010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1-06" calcext:value-type="date">
            <text:p>06-Nov-0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nja Susanna</text:p>
          </table:table-cell>
          <table:table-cell table:style-name="ce5" office:value-type="date" office:date-value="2010-04-01" calcext:value-type="date">
            <text:p>01-Apr-10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1" calcext:value-type="float">
            <text:p>2006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2-07" calcext:value-type="date">
            <text:p>07-Dez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nnegret Amali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2" calcext:value-type="float">
            <text:p>2006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9-26" calcext:value-type="date">
            <text:p>26-Sep-99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unte</text:p>
          </table:table-cell>
          <table:table-cell table:number-columns-repeated="2" office:value-type="string" calcext:value-type="string">
            <text:p>Berth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3" calcext:value-type="float">
            <text:p>200603</text:p>
          </table:table-cell>
          <table:table-cell table:style-name="ce5"/>
          <table:table-cell office:value-type="string" calcext:value-type="string">
            <text:p>30880</text:p>
          </table:table-cell>
          <table:table-cell table:style-name="ce3" office:value-type="string" calcext:value-type="string">
            <text:p>Laatz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5-05" calcext:value-type="date">
            <text:p>05-Mai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 Eric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4" calcext:value-type="float">
            <text:p>2006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1-18" calcext:value-type="date">
            <text:p>18-Nov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ämmermann</text:p>
          </table:table-cell>
          <table:table-cell table:number-columns-repeated="2" office:value-type="string" calcext:value-type="string">
            <text:p>Davi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5" calcext:value-type="float">
            <text:p>2006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2-27" calcext:value-type="date">
            <text:p>27-Feb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dgar Marti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6" calcext:value-type="float">
            <text:p>2006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7-21" calcext:value-type="date">
            <text:p>21-Jul-9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ümann</text:p>
          </table:table-cell>
          <table:table-cell table:number-columns-repeated="2" office:value-type="string" calcext:value-type="string">
            <text:p>Nellie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951" calcext:value-type="float">
            <text:p>200951</text:p>
          </table:table-cell>
          <table:table-cell table:style-name="ce5"/>
          <table:table-cell office:value-type="string" calcext:value-type="string">
            <text:p>31303</text:p>
          </table:table-cell>
          <table:table-cell table:style-name="ce3" office:value-type="string" calcext:value-type="string">
            <text:p>Burgdorf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8-13" calcext:value-type="date">
            <text:p>13-Aug-9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rl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Marc Ole zu de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851" calcext:value-type="float">
            <text:p>2008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1-06" calcext:value-type="date">
            <text:p>06-Nov-9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enelope Susa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7" calcext:value-type="float">
            <text:p>200607</text:p>
          </table:table-cell>
          <table:table-cell table:style-name="ce5" office:value-type="date" office:date-value="2016-01-31" calcext:value-type="date">
            <text:p>31-Jan-16</text:p>
          </table:table-cell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1-06" calcext:value-type="date">
            <text:p>06-Jan-00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Unstet</text:p>
          </table:table-cell>
          <table:table-cell table:number-columns-repeated="2" office:value-type="string" calcext:value-type="string">
            <text:p>Irmgar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 office:value-type="date" office:date-value="2016-01-31" calcext:value-type="date">
            <text:p>31-Jan-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1" calcext:value-type="float">
            <text:p>2005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2-07" calcext:value-type="date">
            <text:p>07-Dez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 Berta Cater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2" calcext:value-type="float">
            <text:p>2005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9-26" calcext:value-type="date">
            <text:p>26-Sep-98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lumig</text:p>
          </table:table-cell>
          <table:table-cell table:number-columns-repeated="2" office:value-type="string" calcext:value-type="string">
            <text:p>Bett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3" calcext:value-type="float">
            <text:p>2005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5-05" calcext:value-type="date">
            <text:p>05-Mai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arsten Friedrich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4" calcext:value-type="float">
            <text:p>200504</text:p>
          </table:table-cell>
          <table:table-cell table:style-name="ce5"/>
          <table:table-cell table:style-name="ce3" office:value-type="string" calcext:value-type="string">
            <text:p>30823</text:p>
          </table:table-cell>
          <table:table-cell table:style-name="ce3" office:value-type="string" calcext:value-type="string">
            <text:p>Garbs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8-11-18" calcext:value-type="date">
            <text:p>18-Nov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el Demian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5" calcext:value-type="float">
            <text:p>2005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2-27" calcext:value-type="date">
            <text:p>27-Feb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Ernst Ludwig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6" calcext:value-type="float">
            <text:p>2005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7-21" calcext:value-type="date">
            <text:p>21-Jul-9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a Mari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953" calcext:value-type="float">
            <text:p>2009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8-13" calcext:value-type="date">
            <text:p>13-Aug-9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 Leo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852" calcext:value-type="float">
            <text:p>2008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1-06" calcext:value-type="date">
            <text:p>06-Nov-9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reng</text:p>
          </table:table-cell>
          <table:table-cell table:number-columns-repeated="2" office:value-type="string" calcext:value-type="string">
            <text:p>Susanne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1" calcext:value-type="float">
            <text:p>2004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2-07" calcext:value-type="date">
            <text:p>07-Dez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rnold</text:p>
          </table:table-cell>
          <table:table-cell table:number-columns-repeated="2" office:value-type="string" calcext:value-type="string">
            <text:p>Rufus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651" calcext:value-type="float">
            <text:p>200651</text:p>
          </table:table-cell>
          <table:table-cell table:style-name="ce5"/>
          <table:table-cell table:style-name="ce3" office:value-type="string" calcext:value-type="string">
            <text:p>31311</text:p>
          </table:table-cell>
          <table:table-cell table:style-name="ce3" office:value-type="string" calcext:value-type="string">
            <text:p>Uetz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7-09-26" calcext:value-type="date">
            <text:p>26-Sep-97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Renate Mare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1052" calcext:value-type="float">
            <text:p>2010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5-05" calcext:value-type="date">
            <text:p>05-Mai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in Ortwin</text:p>
          </table:table-cell>
          <table:table-cell table:style-name="ce5" office:value-type="date" office:date-value="2010-08-01" calcext:value-type="date">
            <text:p>01-Aug-10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3" calcext:value-type="float">
            <text:p>2004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1-18" calcext:value-type="date">
            <text:p>18-Nov-97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Glanzlicht</text:p>
          </table:table-cell>
          <table:table-cell table:number-columns-repeated="2" office:value-type="string" calcext:value-type="string">
            <text:p>Stefani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4" calcext:value-type="float">
            <text:p>2004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2-27" calcext:value-type="date">
            <text:p>27-Feb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rnisch</text:p>
          </table:table-cell>
          <table:table-cell table:number-columns-repeated="2" office:value-type="string" calcext:value-type="string">
            <text:p>Hermion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7" calcext:value-type="float">
            <text:p>200407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7-21" calcext:value-type="date">
            <text:p>21-Jul-9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ohmeier</text:p>
          </table:table-cell>
          <table:table-cell table:number-columns-repeated="2" office:value-type="string" calcext:value-type="string">
            <text:p>Lieselott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8" calcext:value-type="float">
            <text:p>200408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8-13" calcext:value-type="date">
            <text:p>13-Aug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vin Friedemann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853" calcext:value-type="float">
            <text:p>2008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1-06" calcext:value-type="date">
            <text:p>06-Nov-97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telzinge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ugustus Balthasar Friedhelm Stefan vo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1" calcext:value-type="float">
            <text:p>2003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4-07" calcext:value-type="date">
            <text:p>07-Apr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öllermann</text:p>
          </table:table-cell>
          <table:table-cell table:number-columns-repeated="2" office:value-type="string" calcext:value-type="string">
            <text:p>Stefan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2" calcext:value-type="float">
            <text:p>2003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1-16" calcext:value-type="date">
            <text:p>16-Jan-97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ucie Marie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5" calcext:value-type="float">
            <text:p>2003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6-11-05" calcext:value-type="date">
            <text:p>05-Nov-9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usterschüler</text:p>
          </table:table-cell>
          <table:table-cell table:number-columns-repeated="2" office:value-type="string" calcext:value-type="string">
            <text:p>Martin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854" calcext:value-type="float">
            <text:p>20085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3-18" calcext:value-type="date">
            <text:p>18-Mrz-9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Riemann</text:p>
          </table:table-cell>
          <table:table-cell table:number-columns-repeated="2" office:value-type="string" calcext:value-type="string">
            <text:p>Lara</text:p>
          </table:table-cell>
          <table:table-cell table:style-name="ce5" office:value-type="date" office:date-value="2008-12-11" calcext:value-type="date">
            <text:p>11-Dez-08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7" calcext:value-type="float">
            <text:p>200307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6-08-27" calcext:value-type="date">
            <text:p>27-Aug-9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Veldt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Olivia Persephone van der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.00.0000</text:date>, <text:time style:data-style-name="N2" text:time-value="08:00:10.588081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tina Olbrich</meta:initial-creator>
    <meta:creation-date>2019-01-30T10:25:35</meta:creation-date>
    <dc:date>2019-09-21T08:01:11.499751356</dc:date>
    <meta:editing-duration>PT34M35S</meta:editing-duration>
    <meta:generator>LibreOffice/6.1.5.2$Linux_X86_64 LibreOffice_project/10$Build-2</meta:generator>
    <meta:editing-cycles>13</meta:editing-cycles>
    <meta:document-statistic meta:table-count="1" meta:cell-count="6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